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0d0d0" draw:textarea-horizontal-align="justify" draw:textarea-vertical-align="middle" draw:auto-grow-height="false" fo:min-height="3.671cm" fo:min-width="9.16cm"/>
      <style:paragraph-properties style:writing-mode="lr-tb"/>
    </style:style>
    <style:style style:name="gr2" style:family="graphic" style:parent-style-name="standard">
      <style:graphic-properties draw:stroke="none" draw:fill="solid" draw:fill-color="#d0d0d0" draw:textarea-vertical-align="middl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color="#000000" draw:fill-color="#e8e8e8" draw:textarea-horizontal-align="justify" draw:textarea-vertical-align="middle" draw:auto-grow-height="false" fo:min-height="0.745cm" fo:min-width="1.476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4cm"/>
      <style:paragraph-properties style:writing-mode="lr-tb"/>
    </style:style>
    <style:style style:name="gr7" style:family="graphic" style:parent-style-name="standard">
      <style:graphic-properties svg:stroke-color="#000000" draw:fill-color="#e8e8e8" draw:textarea-horizontal-align="justify" draw:textarea-vertical-align="middle" draw:auto-grow-height="false" fo:min-height="0.745cm" fo:min-width="1.477cm"/>
      <style:paragraph-properties style:writing-mode="lr-tb"/>
    </style:style>
    <style:style style:name="gr8" style:family="graphic" style:parent-style-name="standard">
      <style:graphic-properties draw:stroke="none" draw:fill-color="#d0d0d0" draw:textarea-horizontal-align="justify" draw:textarea-vertical-align="middle" draw:auto-grow-height="false" fo:min-height="3.57cm" fo:min-width="9.16cm"/>
      <style:paragraph-properties style:writing-mode="lr-tb"/>
    </style:style>
    <style:style style:name="gr9" style:family="graphic" style:parent-style-name="standard">
      <style:graphic-properties svg:stroke-color="#000000" draw:fill-color="#e8e8e8" draw:textarea-horizontal-align="justify" draw:textarea-vertical-align="middle" draw:auto-grow-height="false" fo:min-height="0.744cm" fo:min-width="1.476cm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106cm" svg:stroke-color="#4f9e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59cm" svg:stroke-color="#4f9e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d0d0d0"/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solid" draw:fill-color="#d0d0d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8e8e8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9" style:family="paragraph">
      <style:paragraph-properties fo:text-align="start"/>
      <style:text-properties fo:color="#4f9e00" fo:font-size="15pt" style:font-size-asian="15pt" style:font-size-complex="15pt"/>
    </style:style>
    <style:style style:name="P10" style:family="paragraph">
      <loext:graphic-properties draw:fill="none" draw:fill-color="#ffffff"/>
      <style:paragraph-properties fo:text-align="start"/>
      <style:text-properties fo:color="#4f9e00" fo:font-size="15pt" style:font-size-asian="15pt" style:font-size-complex="15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color="#4f9e00"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66cm" svg:height="3.921cm" svg:x="17.796cm" svg:y="5.685cm">
          <text:p text:style-name="P4"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9.289cm" svg:height="5.936cm" svg:x="0.493cm" svg:y="1.778cm" svg:viewBox="0 0 9290 5937" draw:points="0,3398 1195,2162 2688,1048 4480,309 6272,0 7766,0 9259,309 9290,3057 8309,3332 7114,3641 6037,4137 4843,4755 3883,5320 2987,5937">
          <text:p/>
        </draw:polygon>
        <draw:polygon draw:style-name="gr2" draw:text-style-name="P2" draw:layer="layout" svg:width="6.271cm" svg:height="4.633cm" svg:x="3.48cm" svg:y="5.176cm" svg:viewBox="0 0 6272 4634" draw:points="0,2660 1792,1545 3584,618 5675,0 6272,2162 4779,3089 3286,4325 1792,4634">
          <text:p/>
        </draw:polygon>
        <draw:line draw:style-name="gr3" draw:text-style-name="P3" draw:layer="layout" svg:x1="3.48cm" svg:y1="7.835cm" svg:x2="5.272cm" svg:y2="9.84cm">
          <text:p/>
        </draw:line>
        <draw:line draw:style-name="gr3" draw:text-style-name="P3" draw:layer="layout" svg:x1="9.155cm" svg:y1="5.176cm" svg:x2="9.752cm" svg:y2="7.338cm">
          <text:p/>
        </draw:line>
        <draw:line draw:style-name="gr3" draw:text-style-name="P3" draw:layer="layout" svg:x1="3.48cm" svg:y1="7.836cm" svg:x2="5.87cm" svg:y2="8.265cm">
          <text:p/>
        </draw:line>
        <draw:line draw:style-name="gr3" draw:text-style-name="P3" draw:layer="layout" svg:x1="5.869cm" svg:y1="8.266cm" svg:x2="5.272cm" svg:y2="6.721cm">
          <text:p/>
        </draw:line>
        <draw:line draw:style-name="gr3" draw:text-style-name="P3" draw:layer="layout" svg:x1="7.065cm" svg:y1="7.647cm" svg:x2="7.065cm" svg:y2="5.794cm">
          <text:p/>
        </draw:line>
        <draw:line draw:style-name="gr3" draw:text-style-name="P3" draw:layer="layout" svg:x1="5.272cm" svg:y1="6.721cm" svg:x2="7.064cm" svg:y2="7.648cm">
          <text:p/>
        </draw:line>
        <draw:line draw:style-name="gr3" draw:text-style-name="P3" draw:layer="layout" svg:x1="7.065cm" svg:y1="5.794cm" svg:x2="8.558cm" svg:y2="6.412cm">
          <text:p/>
        </draw:line>
        <draw:line draw:style-name="gr3" draw:text-style-name="P3" draw:layer="layout" svg:x1="7.065cm" svg:y1="5.794cm" svg:x2="9.156cm" svg:y2="5.176cm">
          <text:p/>
        </draw:line>
        <draw:line draw:style-name="gr3" draw:text-style-name="P3" draw:layer="layout" svg:x1="5.272cm" svg:y1="6.721cm" svg:x2="7.064cm" svg:y2="5.794cm">
          <text:p/>
        </draw:line>
        <draw:line draw:style-name="gr3" draw:text-style-name="P3" draw:layer="layout" svg:x1="3.48cm" svg:y1="7.835cm" svg:x2="5.272cm" svg:y2="6.721cm">
          <text:p/>
        </draw:line>
        <draw:line draw:style-name="gr3" draw:text-style-name="P3" draw:layer="layout" svg:x1="9.155cm" svg:y1="5.176cm" svg:x2="8.558cm" svg:y2="6.412cm">
          <text:p/>
        </draw:line>
        <draw:line draw:style-name="gr3" draw:text-style-name="P3" draw:layer="layout" svg:x1="9.753cm" svg:y1="7.339cm" svg:x2="8.558cm" svg:y2="6.412cm">
          <text:p/>
        </draw:line>
        <draw:line draw:style-name="gr3" draw:text-style-name="P3" draw:layer="layout" svg:x1="9.752cm" svg:y1="7.338cm" svg:x2="8.259cm" svg:y2="8.265cm">
          <text:p/>
        </draw:line>
        <draw:line draw:style-name="gr3" draw:text-style-name="P3" draw:layer="layout" svg:x1="8.558cm" svg:y1="6.412cm" svg:x2="8.259cm" svg:y2="8.265cm">
          <text:p/>
        </draw:line>
        <draw:line draw:style-name="gr3" draw:text-style-name="P3" draw:layer="layout" svg:x1="7.065cm" svg:y1="7.647cm" svg:x2="8.26cm" svg:y2="8.265cm">
          <text:p/>
        </draw:line>
        <draw:line draw:style-name="gr3" draw:text-style-name="P3" draw:layer="layout" svg:x1="7.065cm" svg:y1="7.648cm" svg:x2="8.558cm" svg:y2="6.412cm">
          <text:p/>
        </draw:line>
        <draw:line draw:style-name="gr3" draw:text-style-name="P3" draw:layer="layout" svg:x1="7.065cm" svg:y1="7.647cm" svg:x2="5.87cm" svg:y2="8.265cm">
          <text:p/>
        </draw:line>
        <draw:line draw:style-name="gr3" draw:text-style-name="P3" draw:layer="layout" svg:x1="5.272cm" svg:y1="9.81cm" svg:x2="5.869cm" svg:y2="8.265cm">
          <text:p/>
        </draw:line>
        <draw:line draw:style-name="gr3" draw:text-style-name="P3" draw:layer="layout" svg:x1="5.272cm" svg:y1="9.81cm" svg:x2="6.765cm" svg:y2="9.501cm">
          <text:p/>
        </draw:line>
        <draw:line draw:style-name="gr3" draw:text-style-name="P3" draw:layer="layout" svg:x1="5.87cm" svg:y1="8.265cm" svg:x2="6.766cm" svg:y2="9.501cm">
          <text:p/>
        </draw:line>
        <draw:line draw:style-name="gr3" draw:text-style-name="P3" draw:layer="layout" svg:x1="7.065cm" svg:y1="7.647cm" svg:x2="6.766cm" svg:y2="9.5cm">
          <text:p/>
        </draw:line>
        <draw:line draw:style-name="gr3" draw:text-style-name="P3" draw:layer="layout" svg:x1="8.259cm" svg:y1="8.265cm" svg:x2="6.766cm" svg:y2="9.501cm">
          <text:p/>
        </draw:line>
        <draw:line draw:style-name="gr3" draw:text-style-name="P3" draw:layer="layout" svg:x1="3.48cm" svg:y1="7.715cm" svg:x2="0.493cm" svg:y2="5.176cm">
          <text:p/>
        </draw:line>
        <draw:line draw:style-name="gr3" draw:text-style-name="P3" draw:layer="layout" svg:x1="6.531cm" svg:y1="5.916cm" svg:x2="4.974cm" svg:y2="2.087cm">
          <text:p/>
        </draw:line>
        <draw:line draw:style-name="gr3" draw:text-style-name="P3" draw:layer="layout" svg:x1="4.376cm" svg:y1="7.097cm" svg:x2="1.688cm" svg:y2="3.94cm">
          <text:p/>
        </draw:line>
        <draw:line draw:style-name="gr3" draw:text-style-name="P3" draw:layer="layout" svg:x1="5.336cm" svg:y1="6.533cm" svg:x2="3.182cm" svg:y2="2.826cm">
          <text:p/>
        </draw:line>
        <draw:line draw:style-name="gr3" draw:text-style-name="P3" draw:layer="layout" svg:x1="7.608cm" svg:y1="5.419cm" svg:x2="6.766cm" svg:y2="1.778cm">
          <text:p/>
        </draw:line>
        <draw:line draw:style-name="gr3" draw:text-style-name="P3" draw:layer="layout" svg:x1="8.802cm" svg:y1="5.11cm" svg:x2="8.259cm" svg:y2="1.778cm">
          <text:p/>
        </draw:line>
        <draw:line draw:style-name="gr3" draw:text-style-name="P3" draw:layer="layout" svg:x1="9.753cm" svg:y1="4.867cm" svg:x2="9.753cm" svg:y2="2.087cm">
          <text:p/>
        </draw:line>
        <draw:path draw:style-name="gr3" draw:text-style-name="P3" draw:layer="layout" svg:width="6.817cm" svg:height="1.214cm" draw:transform="skewX (0.0305432619099007) rotate (0.603534855339639) translate (3.48028620238391cm 7.71540369626104cm)" svg:viewBox="0 0 6818 1215" svg:d="M0 0c1088 0 2201 80 2201 80l1340 169 1174 203 1172 424 931 339">
          <text:p/>
        </draw:path>
        <draw:path draw:style-name="gr3" draw:text-style-name="P3" draw:layer="layout" svg:width="6.585cm" svg:height="4.329cm" draw:transform="skewX (0.0286233997327071) rotate (0.998677397991155) translate (2.64418637233223cm 7.02947368249776cm)" svg:viewBox="0 0 6586 4330" svg:d="M0 0c1101-2 1693 331 1693 331l1605 749 1351 916 1096 1083 841 1251">
          <text:p/>
        </draw:path>
        <draw:path draw:style-name="gr3" draw:text-style-name="P3" draw:layer="layout" svg:width="7.113cm" svg:height="4.757cm" draw:transform="skewX (-0.0485201532054423) rotate (0.973544656762437) translate (1.68814927743279cm 6.22436382626355cm)" svg:viewBox="0 0 7114 4758" svg:d="M0 0c1370 0 2387 526 2387 526l1539 810 1386 1111 1022 1076 780 1235">
          <text:p/>
        </draw:path>
        <draw:path draw:style-name="gr3" draw:text-style-name="P3" draw:layer="layout" svg:width="8.807cm" svg:height="4.509cm" draw:transform="skewX (0.0335103216382912) rotate (0.802327857141793) translate (0.493391304347825cm 5.17601437207273cm)" svg:viewBox="0 0 8808 4510" svg:d="M0 0c1719 0 1719 0 1719 0l1849 300 1803 774 1504 1074 1074 1074 859 1288">
          <text:p/>
        </draw:path>
        <draw:custom-shape draw:style-name="gr4" draw:text-style-name="P5" draw:layer="layout" svg:width="1.976cm" svg:height="0.995cm" svg:x="22.297cm" svg:y="5.891cm">
          <text:p text:style-name="P4"><text:span text:style-name="T1">A</text:span><text:span text:style-name="T1">g</text:span><text:span text:style-name="T1">e</text:span><text:span text:style-name="T1">n</text:span><text:span text:style-name="T1">t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76cm" svg:height="0.995cm" svg:x="17.983cm" svg:y="7.035cm">
          <text:p text:style-name="P4"><text:span text:style-name="T1">Agent 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9.959cm" svg:y1="7.548cm" svg:x2="20.905cm" svg:y2="7.548cm">
          <text:p text:style-name="P4"><text:span text:style-name="T1"/></text:p>
        </draw:line>
        <draw:line draw:style-name="gr5" draw:text-style-name="P6" draw:layer="layout" svg:x1="23.703cm" svg:y1="7.54cm" svg:x2="24.497cm" svg:y2="7.54cm">
          <text:p text:style-name="P4"><text:span text:style-name="T1"/></text:p>
        </draw:line>
        <draw:line draw:style-name="gr5" draw:text-style-name="P6" draw:layer="layout" svg:x1="22.217cm" svg:y1="7.54cm" svg:x2="23.943cm" svg:y2="7.54cm">
          <text:p text:style-name="P4"><text:span text:style-name="T1"/></text:p>
        </draw:line>
        <draw:custom-shape draw:style-name="gr4" draw:text-style-name="P5" draw:layer="layout" svg:width="1.976cm" svg:height="0.995cm" svg:x="20.473cm" svg:y="7.035cm">
          <text:p text:style-name="P4"><text:span text:style-name="T1">Agent 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3.281cm" svg:y1="7.525cm" svg:x2="23.281cm" svg:y2="6.88cm">
          <text:p text:style-name="P4"><text:span text:style-name="T1"/></text:p>
        </draw:line>
        <draw:custom-shape draw:style-name="gr4" draw:text-style-name="P5" draw:layer="layout" svg:width="1.976cm" svg:height="0.995cm" svg:x="24.111cm" svg:y="7.035cm">
          <text:p text:style-name="P4"><text:span text:style-name="T1">Agent 5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83cm" svg:height="1.427cm" svg:x="27.413cm" svg:y="7.044cm">
          <draw:text-box>
            <text:p text:style-name="P7"><text:span text:style-name="T2">Physical </text:span></text:p>
            <text:p text:style-name="P7"><text:span text:style-name="T2">domain</text:span></text:p>
          </draw:text-box>
        </draw:frame>
        <draw:custom-shape draw:style-name="gr7" draw:text-style-name="P5" draw:layer="layout" svg:width="1.977cm" svg:height="0.995cm" svg:x="20.477cm" svg:y="8.398cm">
          <text:p text:style-name="P4"><text:span text:style-name="T1">Agent 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1.528cm" svg:y1="8.398cm" svg:x2="21.528cm" svg:y2="8.03cm">
          <text:p><text:span text:style-name="T1"/></text:p>
        </draw:line>
        <draw:custom-shape draw:style-name="gr8" draw:text-style-name="P1" draw:layer="layout" svg:width="9.66cm" svg:height="3.82cm" svg:x="17.796cm" svg:y="1.5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829cm" svg:height="1.427cm" svg:x="27.413cm" svg:y="2.234cm">
          <draw:text-box>
            <text:p text:style-name="P7"><text:span text:style-name="T2">Information </text:span></text:p>
            <text:p text:style-name="P7"><text:span text:style-name="T2">domain</text:span></text:p>
          </draw:text-box>
        </draw:frame>
        <draw:custom-shape draw:style-name="gr9" draw:text-style-name="P5" draw:layer="layout" svg:width="1.976cm" svg:height="0.994cm" svg:x="22.297cm" svg:y="1.696cm">
          <text:p text:style-name="P4"><text:span text:style-name="T1">Agent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76cm" svg:height="0.995cm" svg:x="17.983cm" svg:y="2.839cm">
          <text:p text:style-name="P4"><text:span text:style-name="T1">Agent 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76cm" svg:height="0.995cm" svg:x="24.596cm" svg:y="4.193cm">
          <text:p text:style-name="P4"><text:span text:style-name="T1">Agent 6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7cm" svg:height="0.995cm" svg:x="20.477cm" svg:y="4.202cm">
          <text:p text:style-name="P4"><text:span text:style-name="T1">Agent 4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0.478cm" svg:y1="4.833cm" svg:x2="18.894cm" svg:y2="4.833cm">
          <text:p/>
        </draw:line>
        <draw:line draw:style-name="gr10" draw:text-style-name="P3" draw:layer="layout" svg:x1="18.894cm" svg:y1="3.834cm" svg:x2="18.894cm" svg:y2="4.833cm">
          <text:p/>
        </draw:line>
        <draw:line draw:style-name="gr10" draw:text-style-name="P3" draw:layer="layout" svg:x1="23.198cm" svg:y1="2.684cm" svg:x2="23.198cm" svg:y2="4.749cm">
          <text:p/>
        </draw:line>
        <draw:line draw:style-name="gr10" draw:text-style-name="P3" draw:layer="layout" svg:x1="22.453cm" svg:y1="4.749cm" svg:x2="23.065cm" svg:y2="4.749cm">
          <text:p/>
        </draw:line>
        <draw:line draw:style-name="gr10" draw:text-style-name="P3" draw:layer="layout" svg:x1="23.803cm" svg:y1="2.684cm" svg:x2="23.803cm" svg:y2="4.749cm">
          <text:p/>
        </draw:line>
        <draw:line draw:style-name="gr10" draw:text-style-name="P3" draw:layer="layout" svg:x1="24.596cm" svg:y1="4.748cm" svg:x2="23.803cm" svg:y2="4.748cm">
          <text:p/>
        </draw:line>
        <draw:line draw:style-name="gr11" draw:text-style-name="P3" draw:layer="layout" svg:x1="20.211cm" svg:y1="8.905cm" svg:x2="20.211cm" svg:y2="4.982cm">
          <text:p/>
        </draw:line>
        <draw:line draw:style-name="gr11" draw:text-style-name="P3" draw:layer="layout" svg:x1="18.455cm" svg:y1="7.036cm" svg:x2="18.455cm" svg:y2="3.834cm">
          <text:p/>
        </draw:line>
        <draw:line draw:style-name="gr11" draw:text-style-name="P3" draw:layer="layout" svg:x1="20.477cm" svg:y1="5.045cm" svg:x2="20.211cm" svg:y2="5.042cm">
          <text:p/>
        </draw:line>
        <draw:line draw:style-name="gr11" draw:text-style-name="P3" draw:layer="layout" svg:x1="20.477cm" svg:y1="8.843cm" svg:x2="20.211cm" svg:y2="8.84cm">
          <text:p/>
        </draw:line>
        <draw:line draw:style-name="gr11" draw:text-style-name="P3" draw:layer="layout" svg:x1="23.504cm" svg:y1="5.892cm" svg:x2="23.504cm" svg:y2="2.69cm">
          <text:p/>
        </draw:line>
        <draw:frame draw:style-name="gr12" draw:text-style-name="P8" draw:layer="layout" svg:width="6.076cm" svg:height="1.613cm" svg:x="-0.114cm" svg:y="1.778cm">
          <draw:text-box>
            <text:p text:style-name="P7"><text:span text:style-name="T2">Conti</text:span><text:span text:style-name="T2">nuum </text:span><text:span text:style-name="T2">1</text:span></text:p>
          </draw:text-box>
        </draw:frame>
        <draw:frame draw:style-name="gr12" draw:text-style-name="P8" draw:layer="layout" svg:width="6.076cm" svg:height="1.613cm" svg:x="7.78cm" svg:y="8.485cm">
          <draw:text-box>
            <text:p text:style-name="P7"><text:span text:style-name="T2">Continuum 2</text:span></text:p>
          </draw:text-box>
        </draw:frame>
        <draw:path draw:style-name="gr11" draw:text-style-name="P3" draw:layer="layout" svg:width="8.663cm" svg:height="5.126cm" svg:x="2.458cm" svg:y="4.835cm" svg:viewBox="0 0 8664 5127" svg:d="M0 5127c86-474 257-919 430-1363 161-413 468-786 862-1014 1077-624 2091-1411 3255-1881 495-200 995-377 1508-495 834-192 1696-400 2561-371h48">
          <text:p/>
        </draw:path>
        <draw:frame draw:style-name="gr13" draw:text-style-name="P10" draw:layer="layout" svg:width="5.764cm" svg:height="3.27cm" svg:x="11.162cm" svg:y="4.196cm">
          <draw:text-box>
            <text:p text:style-name="P9"><text:span text:style-name="T3">Coupling at a geometrical interface</text:span></text:p>
          </draw:text-box>
        </draw:frame>
        <draw:frame draw:style-name="gr14" draw:text-style-name="P10" draw:layer="layout" svg:width="4.967cm" svg:height="3.007cm" svg:x="27.415cm" svg:y="4.772cm">
          <draw:text-box>
            <text:p text:style-name="P9"><text:span text:style-name="T3">Coupling between domains</text:span></text:p>
          </draw:text-box>
        </draw:frame>
        <draw:frame draw:style-name="gr15" draw:text-style-name="P12" draw:layer="layout" svg:width="12.492cm" svg:height="1.673cm" svg:x="-0.046cm" svg:y="0.205cm">
          <draw:text-box>
            <text:p text:style-name="P11"><text:span text:style-name="T4">Partioned multi-physics system</text:span></text:p>
          </draw:text-box>
        </draw:frame>
        <draw:frame draw:style-name="gr15" draw:text-style-name="P12" draw:layer="layout" svg:width="12.492cm" svg:height="1.673cm" svg:x="17.454cm" svg:y="0.206cm">
          <draw:text-box>
            <text:p text:style-name="P11"><text:span text:style-name="T4">Multi-agent system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00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2.856cm" svg:x="1cm" svg:y="4.844cm"/>
      <draw:page-thumbnail draw:layer="backgroundobjects" svg:width="8.999cm" svg:height="2.856cm" svg:x="1cm" svg:y="13.42cm"/>
      <draw:page-thumbnail draw:layer="backgroundobjects" svg:width="8.999cm" svg:height="2.856cm" svg:x="1cm" svg:y="21.996cm"/>
      <draw:page-thumbnail draw:layer="backgroundobjects" svg:width="8.999cm" svg:height="2.856cm" svg:x="11cm" svg:y="4.844cm"/>
      <draw:page-thumbnail draw:layer="backgroundobjects" svg:width="8.999cm" svg:height="2.856cm" svg:x="11cm" svg:y="13.42cm"/>
      <draw:page-thumbnail draw:layer="backgroundobjects" svg:width="8.999cm" svg:height="2.856cm" svg:x="11cm" svg:y="21.99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6T10:57:00.376840432</meta:creation-date>
    <dc:date>2024-01-26T11:43:57.424901950</dc:date>
    <meta:editing-duration>PT4M45S</meta:editing-duration>
    <meta:editing-cycles>2</meta:editing-cycles>
    <meta:generator>LibreOffice/6.4.7.2$Linux_X86_64 LibreOffice_project/40$Build-2</meta:generator>
    <meta:document-statistic meta:object-count="94"/>
  </office:meta>
</office:document-meta>
</file>